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Hebrew" svg:font-family="'Arial Hebr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Hebrew" fo:font-size="12pt" officeooo:rsid="0006263c" officeooo:paragraph-rsid="0006263c" style:font-size-asian="10.5pt" style:font-size-complex="12pt"/>
    </style:style>
    <style:style style:name="P2" style:family="paragraph" style:parent-style-name="Standard">
      <style:text-properties style:font-name="Arial Hebrew" fo:font-size="12pt" officeooo:rsid="0006263c" officeooo:paragraph-rsid="00080175" style:font-size-asian="10.5pt" style:font-size-complex="12pt"/>
    </style:style>
    <style:style style:name="P3" style:family="paragraph" style:parent-style-name="Standard">
      <style:text-properties style:font-name="Arial Hebrew" fo:font-size="12pt" officeooo:rsid="0008cfaa" officeooo:paragraph-rsid="0008cfaa" style:font-size-asian="10.5pt" style:font-size-complex="12pt"/>
    </style:style>
    <style:style style:name="P4" style:family="paragraph" style:parent-style-name="Standard">
      <style:text-properties style:font-name="Arial Hebrew" fo:font-size="12pt" fo:font-weight="bold" officeooo:rsid="0006263c" officeooo:paragraph-rsid="0006263c" style:font-size-asian="10.5pt" style:font-weight-asian="bold" style:font-size-complex="12pt" style:font-weight-complex="bold"/>
    </style:style>
    <style:style style:name="P5" style:family="paragraph" style:parent-style-name="Standard">
      <style:text-properties style:font-name="Arial Hebrew" fo:font-size="12pt" fo:font-weight="bold" officeooo:rsid="0008cfaa" officeooo:paragraph-rsid="0008cfaa" style:font-size-asian="10.5pt" style:font-weight-asian="bold" style:font-size-complex="12pt" style:font-weight-complex="bold"/>
    </style:style>
    <style:style style:name="T1" style:family="text">
      <style:text-properties officeooo:rsid="00080175"/>
    </style:style>
    <style:style style:name="T2" style:family="text">
      <style:text-properties officeooo:rsid="00090eb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icherheit</text:p>
      <text:p text:style-name="P1"/>
      <text:p text:style-name="P1">Derzeit werden alle Dokumente mit echtem Namen und Pfad abgelegt. Wenn gleich der Inhalt der Dateien uneinsehbar ist, so kann man doch sehen, wer welche Dateien gespeichert hat und wer Zugriff auf diese Dateien hat.</text:p>
      <text:p text:style-name="P1"/>
      <text:p text:style-name="P1">Von einem Datenpool der so hohe Sicherheit bietet, würde ich intuitiv erwarten, dass alles, von der UserID bis zum Dokumentnamen selbst verschlüsselt ist.</text:p>
      <text:p text:style-name="P1"/>
      <text:p text:style-name="P4">Transaktionsklammern</text:p>
      <text:p text:style-name="P1"/>
      <text:p text:style-name="P1">Derzeit speichern wir an/oder neben den Dokumenten Metainformationen. Werden diese auch verschlüsselt, dann kann man hier nicht den Verschlüsselungsalgorithmus selbst speichern. <text:s/></text:p>
      <text:p text:style-name="P1"/>
      <text:p text:style-name="P2"><text:span text:style-name="T2">Ausserdem</text:span> sind manche Informationen über mehrere physische Dateien verteilt. So gibt es die Guards, die sich immer auf ein Verzeichnis beziehen. Alle Dokumente innerhalb dieses Verzeichnisses werden mit dem selben Key verschlüsselt. Jeder Benutzer, der Zugriff auf das Verzeichnis und damit alle Dateien in diesem Verzeichnis hat, hat einen eigenen Guard, der diesen Key bzw. dieses Verzeichnis bewacht. <text:span text:style-name="T1">Damit die Anwendung weiss, mit welchem Key ein neues Dokument für das Verzeichnis zu verschlüsseln ist, gibt es eine weitere Datei, in der steht, welcher Guard für welches Verzeichnis zuständig ist. Also eine eins zu eins Relation DocumentGuard zu Verzeichnis. </text:span></text:p>
      <text:p text:style-name="P2"/>
      <text:p text:style-name="P2">Neben dem Key wird in dem Guard auch gespeichert, ob der Benutzer nur Lesen oder auch Schreiben darf. Per Definition darf jeder Benutzer alle seine Dateien immer schreiben. Hier findet technisch auch keine Prüfung statt. Für andere Benutzer, die auf eine nicht eigene Datei (also auch in einem nicht eigenen Verzeichnis) zugreifen, ist an dem Guard auch das Lese- oder Schreibrecht gespeichert.<text:span text:style-name="T1"> </text:span>Damit mit ein Benutzer aber weiss, welche Rechte er an wen vergeben hat, gibt es eben zu<text:span text:style-name="T1"> jedem Guard, der auch mit anderen Benutzer geteilt wird, eine Grant Datei, die beinhaltet, welcher Benutzer welches Recht (Lesen oder Schreiben) für ein Verzeichnis hat. Der Benutzer, der das Recht vergibt, muss sich diese Information merken, da er sie nicht abrufen kann, weil der Guard asymmetrisch verschlüsselt ist. Also auch hier eine n zu eins Relation DocumentGuard zu Grant Datei. (Derzeit werden MetaInformationen des Guards im JWE-Header unverschlüsselt gespeichert?).</text:span></text:p>
      <text:p text:style-name="P2"/>
      <text:p text:style-name="P3">Durch Racing-Conditions ist es durchaus möglich, dass diese Relationen in einen inkonsistenten Zustand geraten.</text:p>
      <text:p text:style-name="P3"/>
      <text:p text:style-name="P5">Lösungen</text:p>
      <text:p text:style-name="P3"/>
      <text:p text:style-name="P3">Bezüglich der Sicherheit könnte man auch alle Namen aller Verzeichnisse und Dateien verschlüsseln. Dies ist natürlich immer mit Performanceeinbussen verbunden.</text:p>
      <text:p text:style-name="P3"/>
      <text:p text:style-name="P3">Bezüglich der Transaktionsklammer würde es reichen, alle Transaktionen, die sich auf denselben Benutzer beziehen, zu synchronisieren. Dies ist auf verteilten Systemen mit zustandslosen Requests allerdings nicht einfach und natürlich immer mit Performanceeinbussen verb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Hebrew" svg:font-family="'Arial Hebrew'"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3T17:14:57.070372000</meta:creation-date>
    <dc:title>Font-Arial-Hebrew</dc:title>
    <meta:editing-duration>PT8M48S</meta:editing-duration>
    <meta:editing-cycles>3</meta:editing-cycles>
    <meta:generator>LibreOffice/5.2.6.2$MacOSX_X86_64 LibreOffice_project/a3100ed2409ebf1c212f5048fbe377c281438fdc</meta:generator>
    <dc:date>2018-02-03T17:52:28.935297000</dc:date>
    <meta:document-statistic meta:table-count="0" meta:image-count="0" meta:object-count="0" meta:page-count="1" meta:paragraph-count="11" meta:word-count="395" meta:character-count="2757" meta:non-whitespace-character-count="2370"/>
    <meta:template xlink:type="simple" xlink:actuate="onRequest" xlink:title="Font-Arial-Hebrew" xlink:href="../../Library/Application%20Support/LibreOffice/4/user/template/Font-Arial-Hebrew.ott" meta:date="2018-02-03T17:14:56.075598000"/>
  </office:meta>
</office:document-meta>
</file>